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officeooo:rsid="000b7733" officeooo:paragraph-rsid="000b7733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0b7733" officeooo:paragraph-rsid="000b77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fo:font-weight="bold" officeooo:rsid="000b7733" officeooo:paragraph-rsid="000b7733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c6853" officeooo:paragraph-rsid="000c6853" style:font-size-asian="12.25pt" style:font-style-asian="normal" style:font-weight-asian="bold" style:font-size-complex="14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 HW3</text:p>
      <text:p text:style-name="P3"/>
      <text:p text:style-name="P4">All ALU DUT results are mentioned in below table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UT</text:p>
          </table:table-cell>
          <table:table-cell table:style-name="Table1.B1" office:value-type="string">
            <text:p text:style-name="P2">Result</text:p>
          </table:table-cell>
        </table:table-row>
        <table:table-row>
          <table:table-cell table:style-name="Table1.A2" office:value-type="string">
            <text:p text:style-name="P1">DUT 0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1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2</text:p>
          </table:table-cell>
          <table:table-cell table:style-name="Table1.B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DUT 3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4</text:p>
          </table:table-cell>
          <table:table-cell table:style-name="Table1.B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DUT 5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6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7</text:p>
          </table:table-cell>
          <table:table-cell table:style-name="Table1.B2" office:value-type="string">
            <text:p text:style-name="P1">FAIL</text:p>
          </table:table-cell>
        </table:table-row>
        <table:table-row>
          <table:table-cell table:style-name="Table1.A2" office:value-type="string">
            <text:p text:style-name="P1">DUT 8</text:p>
          </table:table-cell>
          <table:table-cell table:style-name="Table1.B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DUT 9</text:p>
          </table:table-cell>
          <table:table-cell table:style-name="Table1.B2" office:value-type="string">
            <text:p text:style-name="P1">FAI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5:49:23.695123328</meta:creation-date>
    <dc:date>2019-10-01T15:53:59.868951855</dc:date>
    <meta:editing-duration>PT4M39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24" meta:word-count="43" meta:character-count="154" meta:non-whitespace-character-count="135"/>
  </office:meta>
</office:document-meta>
</file>